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34in" table:align="left"/>
    </style:style>
    <style:style style:name="Table2.A" style:family="table-column">
      <style:table-column-properties style:column-width="0.5167in"/>
    </style:style>
    <style:style style:name="Table2.B" style:family="table-column">
      <style:table-column-properties style:column-width="3.0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0583in" table:align="left"/>
    </style:style>
    <style:style style:name="Table3.A" style:family="table-column">
      <style:table-column-properties style:column-width="0.7292in"/>
    </style:style>
    <style:style style:name="Table3.B" style:family="table-column">
      <style:table-column-properties style:column-width="4.3292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rsid="0003665c" officeooo:paragraph-rsid="0003665c"/>
    </style:style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</style:style>
    <style:style style:name="P4" style:family="paragraph" style:parent-style-name="Heading_20_2">
      <style:text-properties officeooo:rsid="0003665c" officeooo:paragraph-rsid="0003665c"/>
    </style:style>
    <style:style style:name="P5" style:family="paragraph" style:parent-style-name="Heading_20_2">
      <style:text-properties officeooo:paragraph-rsid="0003665c"/>
    </style:style>
    <style:style style:name="P6" style:family="paragraph" style:parent-style-name="Heading_20_2">
      <style:text-properties officeooo:rsid="000597df" officeooo:paragraph-rsid="000597df"/>
    </style:style>
    <style:style style:name="P7" style:family="paragraph" style:parent-style-name="Heading_20_2">
      <style:paragraph-properties fo:margin-top="0in" fo:margin-bottom="0in" loext:contextual-spacing="false"/>
      <style:text-properties fo:color="#a52a2a"/>
    </style:style>
    <style:style style:name="P8" style:family="paragraph" style:parent-style-name="Text_20_body">
      <style:paragraph-properties fo:margin-top="0in" fo:margin-bottom="0in" loext:contextual-spacing="false"/>
    </style:style>
    <style:style style:name="P9" style:family="paragraph" style:parent-style-name="Text_20_body">
      <style:paragraph-properties fo:margin-top="0in" fo:margin-bottom="0in" loext:contextual-spacing="false"/>
      <style:text-properties fo:color="#a52a2a"/>
    </style:style>
    <style:style style:name="P10" style:family="paragraph" style:parent-style-name="Heading_20_1">
      <style:text-properties officeooo:rsid="0003fd13" officeooo:paragraph-rsid="0003fd13"/>
    </style:style>
    <style:style style:name="P11" style:family="paragraph" style:parent-style-name="Preformatted_20_Text">
      <style:text-properties officeooo:rsid="0015d2f0" officeooo:paragraph-rsid="0001e2c3"/>
    </style:style>
    <style:style style:name="P12" style:family="paragraph" style:parent-style-name="Text_20_body">
      <style:text-properties officeooo:rsid="0015d2f0" officeooo:paragraph-rsid="0001e2c3"/>
    </style:style>
    <style:style style:name="P13" style:family="paragraph" style:parent-style-name="Text_20_body">
      <style:text-properties officeooo:rsid="001a3186" officeooo:paragraph-rsid="0001e2c3"/>
    </style:style>
    <style:style style:name="P14" style:family="paragraph" style:parent-style-name="Text_20_body">
      <style:text-properties officeooo:rsid="0003665c" officeooo:paragraph-rsid="0003665c"/>
    </style:style>
    <style:style style:name="P15" style:family="paragraph" style:parent-style-name="Text_20_body">
      <style:text-properties officeooo:paragraph-rsid="0003665c"/>
    </style:style>
    <style:style style:name="P16" style:family="paragraph" style:parent-style-name="Text_20_body">
      <style:text-properties officeooo:rsid="0003fd13" officeooo:paragraph-rsid="0003fd13"/>
    </style:style>
    <style:style style:name="P17" style:family="paragraph" style:parent-style-name="Text_20_body">
      <style:text-properties fo:color="#0000cd" officeooo:rsid="0003665c" officeooo:paragraph-rsid="0003665c"/>
    </style:style>
    <style:style style:name="P18" style:family="paragraph" style:parent-style-name="Text_20_body">
      <style:text-properties officeooo:rsid="000597df" officeooo:paragraph-rsid="000597df"/>
    </style:style>
    <style:style style:name="P19" style:family="paragraph" style:parent-style-name="Text_20_body">
      <style:text-properties officeooo:rsid="00067cb1" officeooo:paragraph-rsid="00067cb1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>
      <style:text-properties officeooo:paragraph-rsid="0006c27c"/>
    </style:style>
    <style:style style:name="P24" style:family="paragraph" style:parent-style-name="Text_20_body">
      <style:text-properties officeooo:rsid="002cfa8e" officeooo:paragraph-rsid="0006c27c"/>
    </style:style>
    <style:style style:name="P25" style:family="paragraph" style:parent-style-name="Text_20_body" style:list-style-name="L2">
      <style:paragraph-properties fo:margin-top="0in" fo:margin-bottom="0in" loext:contextual-spacing="false"/>
    </style:style>
    <style:style style:name="P26" style:family="paragraph" style:parent-style-name="Text_20_body" style:list-style-name="L3">
      <style:paragraph-properties fo:margin-top="0in" fo:margin-bottom="0in" loext:contextual-spacing="false"/>
    </style:style>
    <style:style style:name="P27" style:family="paragraph" style:parent-style-name="Text_20_body" style:list-style-name="L4">
      <style:paragraph-properties fo:margin-top="0in" fo:margin-bottom="0in" loext:contextual-spacing="false"/>
    </style:style>
    <style:style style:name="P28" style:family="paragraph" style:parent-style-name="Text_20_body" style:list-style-name="L5">
      <style:paragraph-properties fo:margin-top="0in" fo:margin-bottom="0in" loext:contextual-spacing="false"/>
      <style:text-properties officeooo:paragraph-rsid="0006c27c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font-style="italic" officeooo:rsid="0029bc2a" officeooo:paragraph-rsid="0006c27c" style:font-style-asian="italic" style:font-style-complex="italic"/>
    </style:style>
    <style:style style:name="P30" style:family="paragraph" style:parent-style-name="Table_20_Contents" style:list-style-name="L1"/>
    <style:style style:name="P31" style:family="paragraph" style:parent-style-name="Table_20_Contents" style:list-style-name="L1">
      <style:paragraph-properties fo:margin-top="0in" fo:margin-bottom="0.1965in" loext:contextual-spacing="false"/>
    </style:style>
    <style:style style:name="P32" style:family="paragraph" style:parent-style-name="List_20_Contents">
      <style:paragraph-properties fo:margin-left="0in" fo:margin-right="0in" fo:text-indent="0in" style:auto-text-indent="false"/>
      <style:text-properties fo:font-style="italic" officeooo:rsid="0029bc2a" officeooo:paragraph-rsid="0006c27c" style:font-style-asian="italic" style:font-style-complex="italic"/>
    </style:style>
    <style:style style:name="P33" style:family="paragraph" style:parent-style-name="List_20_Contents">
      <style:paragraph-properties fo:margin-left="0in" fo:margin-right="0in" fo:text-indent="0in" style:auto-text-indent="false"/>
      <style:text-properties fo:font-style="italic" officeooo:rsid="00276e4d" officeooo:paragraph-rsid="0006c27c" style:font-style-asian="italic" style:font-style-complex="italic"/>
    </style:style>
    <style:style style:name="T1" style:family="text">
      <style:text-properties officeooo:rsid="0017d1fb"/>
    </style:style>
    <style:style style:name="T2" style:family="text">
      <style:text-properties officeooo:rsid="0003665c"/>
    </style:style>
    <style:style style:name="T3" style:family="text">
      <style:text-properties fo:color="#008000"/>
    </style:style>
    <style:style style:name="T4" style:family="text">
      <style:text-properties fo:color="#a52a2a"/>
    </style:style>
    <style:style style:name="T5" style:family="text">
      <style:text-properties fo:color="#0000cd"/>
    </style:style>
    <style:style style:name="T6" style:family="text">
      <style:text-properties fo:color="#0000cd" officeooo:rsid="0003fd13"/>
    </style:style>
    <style:style style:name="T7" style:family="text">
      <style:text-properties fo:color="#ff0000"/>
    </style:style>
    <style:style style:name="T8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ver<text:span text:style-name="T1">ride</text:span></text:p>
      <text:p text:style-name="P13">background property</text:p>
      <text:p text:style-name="P12">css inheritance</text:p>
      <text:p text:style-name="P12">why do we use CSS</text:p>
      <text:p text:style-name="P12">id class selectors </text:p>
      <text:p text:style-name="P12">Markup language</text:p>
      <text:p text:style-name="P11"><text:span text:style-name="Source_20_Text">&lt;html lang="en"&gt;</text:span>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all atributes support only 1 language so I believe you should define only 1 language, the most important language should be set, this can't be done if you have multiple languages on a single document, so here is the info to solve your problem:</text:p>
            <text:p text:style-name="P2">The lang and xml:lang attributes do not allow you to assign mulitple languages to a single document. So if you're writing a Web page with multiple languages you have two options:</text:p>
            <text:list xml:id="list7992868046302772001" text:style-name="L1">
              <text:list-item>
                <text:p text:style-name="P30">Define a primary language with the lang attribute, and then call out the secondary language(s) with lang attributes on elements in the document </text:p>
              </text:list-item>
              <text:list-item>
                <text:p text:style-name="P31">Leave out the lang attribute, do not use them and define it in the various divisions of the document. </text:p>
              </text:list-item>
            </text:list>
            <text:p text:style-name="P2">example for language info in elements:</text:p>
            <text:p text:style-name="Preformatted_20_Text"><text:span text:style-name="Source_20_Text"><text:s text:c="4"/>&lt;div lang="fr-CA" xml:lang="fr-CA"&gt;</text:span></text:p>
            <text:p text:style-name="Preformatted_20_Text"><text:span text:style-name="Source_20_Text"><text:s text:c="4"/>Canadian French content...</text:span></text:p>
            <text:p text:style-name="Preformatted_20_Text"><text:span text:style-name="Source_20_Text"><text:s text:c="4"/>&lt;/div&gt;</text:span></text:p>
            <text:p text:style-name="Preformatted_20_Text"><text:span text:style-name="Source_20_Text"><text:s text:c="4"/>&lt;div lang="en-CA" xml:lang="en-CA"&gt;</text:span></text:p>
            <text:p text:style-name="Preformatted_20_Text"><text:span text:style-name="Source_20_Text"><text:s text:c="4"/>Canadian English content...</text:span></text:p>
            <text:p text:style-name="Preformatted_20_Text"><text:span text:style-name="Source_20_Text"><text:s text:c="4"/>&lt;/div&gt;</text:span></text:p>
            <text:p text:style-name="Preformatted_20_Text"><text:span text:style-name="Source_20_Text"><text:s text:c="4"/>&lt;div lang="nl-NL" xml:lang="nl-NL"&gt;</text:span></text:p>
            <text:p text:style-name="Preformatted_20_Text"><text:span text:style-name="Source_20_Text"><text:s text:c="4"/>Netherlands, Dutch content...</text:span></text:p>
            <text:p text:style-name="P3"><text:span text:style-name="Source_20_Text"><text:s text:c="4"/>&lt;/div&gt;</text:span></text:p>
          </table:table-cell>
        </table:table-row>
      </table:table>
      <text:p text:style-name="P12"/>
      <text:p text:style-name="P12">Use the <text:span text:style-name="Strong_20_Emphasis">style</text:span> attribute for styling HTML elements </text:p>
      <text:list xml:id="list8425690557446746497" text:style-name="L2">
        <text:list-item>
          <text:p text:style-name="P25">Use <text:span text:style-name="Strong_20_Emphasis">background-color</text:span> for background color </text:p>
        </text:list-item>
        <text:list-item>
          <text:p text:style-name="P25">Use <text:span text:style-name="Strong_20_Emphasis">color</text:span> for text colors </text:p>
        </text:list-item>
        <text:list-item>
          <text:p text:style-name="P25">Use <text:span text:style-name="Strong_20_Emphasis">font-family</text:span> for text fonts </text:p>
        </text:list-item>
        <text:list-item>
          <text:p text:style-name="P25">Use <text:span text:style-name="Strong_20_Emphasis">font-size</text:span> for text sizes </text:p>
        </text:list-item>
        <text:list-item>
          <text:p text:style-name="P20">Use <text:span text:style-name="Strong_20_Emphasis">text-align</text:span> for text alignment </text:p>
        </text:list-item>
      </text:list>
      <text:p text:style-name="Text_20_body"/>
      <text:p text:style-name="Text_20_body"/>
      <text:p text:style-name="Text_20_body"/>
      <text:p text:style-name="Text_20_body"/>
      <text:p text:style-name="P12"><text:soft-page-break/>Formatting elements were designed to display special types of text:</text:p>
      <text:list xml:id="list882125191788987661" text:style-name="L3">
        <text:list-item>
          <text:p text:style-name="P26">&lt;b&gt; - Bold text </text:p>
        </text:list-item>
        <text:list-item>
          <text:p text:style-name="P26">&lt;strong&gt; - Important text </text:p>
        </text:list-item>
        <text:list-item>
          <text:p text:style-name="P26">&lt;i&gt; - Italic text </text:p>
        </text:list-item>
        <text:list-item>
          <text:p text:style-name="P26">&lt;em&gt; - Emphasized text </text:p>
        </text:list-item>
        <text:list-item>
          <text:p text:style-name="P26">&lt;mark&gt; - Marked text </text:p>
        </text:list-item>
        <text:list-item>
          <text:p text:style-name="P26">&lt;small&gt; - Small text </text:p>
        </text:list-item>
        <text:list-item>
          <text:p text:style-name="P26">&lt;del&gt; - Deleted text </text:p>
        </text:list-item>
        <text:list-item>
          <text:p text:style-name="P26">&lt;ins&gt; - Inserted text </text:p>
        </text:list-item>
        <text:list-item>
          <text:p text:style-name="P26">&lt;sub&gt; - Subscript text </text:p>
        </text:list-item>
        <text:list-item>
          <text:p text:style-name="P21">&lt;sup&gt; - Superscript text </text:p>
        </text:list-item>
      </text:list>
      <text:p text:style-name="P14">BLOCKQUOTE USE:</text:p>
      <text:p text:style-name="P14">&lt;blockquote cite="http://www.worldwildlife.org/who/index.html"&gt;</text:p>
      <text:p text:style-name="P14">For 50 years, WWF has been protecting the future of nature.</text:p>
      <text:p text:style-name="P14">The world's leading conservation organization,</text:p>
      <text:p text:style-name="P14">WWF works in 100 countries and is supported by</text:p>
      <text:p text:style-name="P14">1.2 million members in the United States and</text:p>
      <text:p text:style-name="P14">close to 5 million globally.</text:p>
      <text:p text:style-name="P14">&lt;/blockquote&gt;</text:p>
      <text:p text:style-name="P14"/>
      <text:p text:style-name="P15"><text:span text:style-name="T2">ABBR USE: </text:span>The was founded in 1948.</text:p>
      <text:p text:style-name="P14">&lt;p&gt;The &lt;abbr title="World Health Organization"&gt;WHO&lt;/abbr&gt; was founded in 1948.&lt;/p&gt; <text:s/></text:p>
      <text:p text:style-name="P14"/>
      <text:p text:style-name="P14">Written by John Doe.<text:line-break/>Visit us at:<text:line-break/>Example.com<text:line-break/>Box 564, Disneyland<text:line-break/>USA </text:p>
      <text:p text:style-name="P14">-<text:tab/>&lt;address&gt;&lt;/address&gt;</text:p>
      <text:p text:style-name="P15"><text:span text:style-name="T2">-<text:tab/></text:span>You can add comments to your HTML source by using the following syntax:</text:p>
      <text:p text:style-name="P8"><text:span text:style-name="T3">&lt;!-- Write your comments here --&gt;</text:span> </text:p>
      <text:p text:style-name="P8"/>
      <text:p text:style-name="P8"/>
      <text:p text:style-name="P8"/>
      <text:p text:style-name="P14"/>
      <text:p text:style-name="P14"><text:soft-page-break/>COLORS:</text:p>
      <text:p text:style-name="P14">Tomato, Orange, DodgerBlue, MediumSeaGreen, Gray, SlateBlue, Violet, LightGray</text:p>
      <text:h text:style-name="P4" text:outline-level="2">Color Values</text:h>
      <text:p text:style-name="Text_20_body">In HTML, colors can also be specified using RGB values, HEX values, HSL values, RGBA values, and HSLA values:</text:p>
      <text:h text:style-name="P4" text:outline-level="2">RGB Colors</text:h>
      <text:p text:style-name="Text_20_body">RGB color values are supported in all browsers.</text:p>
      <text:p text:style-name="Text_20_body">An RGB color value is specified with: rgb(red, green, blue).</text:p>
      <text:p text:style-name="Text_20_body">Each parameter (red, green, and blue) defines the intensity of the color as an integer between 0 and 255.</text:p>
      <text:p text:style-name="Text_20_body">For example, rgb(0, 0, 255) is rendered as blue, because the blue parameter is set to its highest value (255) and the others are set to 0.</text:p>
      <text:h text:style-name="P4" text:outline-level="2">Hexadecimal Colors</text:h>
      <text:p text:style-name="Text_20_body">Hexadecimal color values are also supported in all browsers.</text:p>
      <text:p text:style-name="Text_20_body">A hexadecimal color is specified with: #RRGGBB.</text:p>
      <text:p text:style-name="Text_20_body">RR (red), GG (green) and BB (blue) are hexadecimal integers between 00 and FF specifying the intensity of the color.</text:p>
      <text:p text:style-name="Text_20_body">For example, #0000FF is displayed as blue, because the blue component is set to its highest value (FF) and the others are set to 00.</text:p>
      <text:h text:style-name="P4" text:outline-level="2">HSL Colors</text:h>
      <text:p text:style-name="Text_20_body">HSL color values are supported in IE9+, Firefox, Chrome, Safari, and in Opera 10+.</text:p>
      <text:p text:style-name="Text_20_body">HSL stands for hue, saturation, and lightness.</text:p>
      <text:p text:style-name="Text_20_body">HSL color values are specified with: <text:span text:style-name="Source_20_Text">hsl(</text:span><text:span text:style-name="Source_20_Text"><text:span text:style-name="Emphasis">hue</text:span></text:span><text:span text:style-name="Source_20_Text">, </text:span><text:span text:style-name="Source_20_Text"><text:span text:style-name="Emphasis">saturation</text:span></text:span><text:span text:style-name="Source_20_Text">, </text:span><text:span text:style-name="Source_20_Text"><text:span text:style-name="Emphasis">lightness</text:span></text:span><text:span text:style-name="Source_20_Text">)</text:span>.</text:p>
      <text:p text:style-name="Horizontal_20_Line"/>
      <text:h text:style-name="Heading_20_2" text:outline-level="2">Hue</text:h>
      <text:p text:style-name="Text_20_body">Hue is a degree on the color wheel from 0 to 360. 0 is red, 120 is green, 240 is blue.</text:p>
      <text:p text:style-name="Horizontal_20_Line"/>
      <text:h text:style-name="Heading_20_2" text:outline-level="2">Saturation</text:h>
      <text:p text:style-name="Text_20_body">Saturation is a percentage value; 0% means a shade of gray and 100% is the full color.</text:p>
      <text:p text:style-name="Horizontal_20_Line"><text:soft-page-break/></text:p>
      <text:h text:style-name="Heading_20_2" text:outline-level="2">Lightness</text:h>
      <text:p text:style-name="Text_20_body">Lightness is also a percentage; 0% is black, 100% is white.</text:p>
      <text:p text:style-name="Text_20_body"/>
      <text:p text:style-name="P14"><text:a xlink:type="simple" xlink:href="https://www.w3schools.com/colors/colors_hwb.asp" text:style-name="Internet_20_link" text:visited-style-name="Visited_20_Internet_20_Link">https://www.w3schools.com/colors/colors_hwb.asp</text:a></text:p>
      <text:p text:style-name="P14"><text:a xlink:type="simple" xlink:href="https://www.w3schools.com/tags/ref_colornames.asp" text:style-name="Internet_20_link" text:visited-style-name="Visited_20_Internet_20_Link">https://www.w3schools.com/tags/ref_colornames.asp</text:a></text:p>
      <text:p text:style-name="P14">https://www.w3schools.com/html/tryit.asp?filename=tryhtml_color_values</text:p>
      <text:p text:style-name="P14"/>
      <text:h text:style-name="P5" text:outline-level="2">HTML Links - The target Attribute</text:h>
      <text:p text:style-name="Text_20_body">The <text:span text:style-name="Strong_20_Emphasis">target</text:span> attribute specifies where to open the linked document.</text:p>
      <text:p text:style-name="Text_20_body">The target attribute can have one of the following values:</text:p>
      <text:list xml:id="list1548039600368131079" text:style-name="L4">
        <text:list-item>
          <text:p text:style-name="P27">_blank - Opens the linked document in a new window or tab </text:p>
        </text:list-item>
        <text:list-item>
          <text:p text:style-name="P27">_self - Opens the linked document in the same window/tab as it was clicked (this is default) </text:p>
        </text:list-item>
        <text:list-item>
          <text:p text:style-name="P27">_parent - Opens the linked document in the parent frame </text:p>
        </text:list-item>
        <text:list-item>
          <text:p text:style-name="P27">_top - Opens the linked document in the full body of the window </text:p>
        </text:list-item>
        <text:list-item>
          <text:p text:style-name="P22">framename - Opens the linked document in a named frame </text:p>
        </text:list-item>
      </text:list>
      <text:p text:style-name="P14">SEARCH iframe</text:p>
      <text:h text:style-name="P4" text:outline-level="2">Image as Link</text:h>
      <text:p text:style-name="P14"><text:span text:style-name="T5">&lt;</text:span><text:span text:style-name="T4">a</text:span><text:span text:style-name="T7"> href</text:span><text:span text:style-name="T5">="default.asp"&gt;</text:span><text:line-break/><text:span text:style-name="T5">&lt;</text:span><text:span text:style-name="T4">img</text:span><text:span text:style-name="T7"> src</text:span><text:span text:style-name="T5">="smiley.gif"</text:span><text:span text:style-name="T7"> alt</text:span><text:span text:style-name="T5">="HTML tutorial"</text:span><text:span text:style-name="T7"> style</text:span><text:span text:style-name="T5">="width:42px;height:42px;border:0;"&gt;</text:span><text:line-break/><text:span text:style-name="T5">&lt;</text:span><text:span text:style-name="T4">/a</text:span><text:span text:style-name="T5">&gt;</text:span> </text:p>
      <text:p text:style-name="P14">CREATE A BOOKMARK WITH ID ATTRIBUTE:</text:p>
      <text:p text:style-name="P14">&lt;h2 id=”C1”&gt;Chapter 4&lt;/h2&gt;</text:p>
      <text:p text:style-name="P14">&lt;a href=”tasneem.html#C1”&gt;Jumpt to Chapter 4&lt;/a&gt;</text:p>
      <text:h text:style-name="P4" text:outline-level="2">Image Floating</text:h>
      <text:p text:style-name="Text_20_body">Use the CSS <text:span text:style-name="Strong_20_Emphasis">float</text:span> property to let the image float to the right or to the left of a text:</text:p>
      <text:h text:style-name="P4" text:outline-level="2"><text:soft-page-break/></text:h>
      <text:h text:style-name="P4" text:outline-level="2"/>
      <text:h text:style-name="P4" text:outline-level="2">Image Maps</text:h>
      <text:p text:style-name="P14">Use the &lt;map&gt; tag to define an image-map. An image-map is an image with clickable areas.</text:p>
      <text:p text:style-name="Text_20_body">The name attribute of the &lt;map&gt; tag is associated with the &lt;img&gt;'s usemap attribute and creates a relationship between the image and the map.</text:p>
      <text:p text:style-name="Text_20_body">The &lt;map&gt; tag contains a number of &lt;area&gt; tags, that defines the clickable areas in the image-map</text:p>
      <text:p text:style-name="P14">https://www.w3schools.com/tags/att_img_usemap.asp</text:p>
      <text:p text:style-name="P14"/>
      <text:h text:style-name="P4" text:outline-level="2">The &lt;picture&gt; Element</text:h>
      <text:p text:style-name="P14">https://www.w3schools.com/html/tryit.asp?filename=tryhtml_images_picture</text:p>
      <text:p text:style-name="P14"/>
      <text:p text:style-name="P14"/>
      <text:h text:style-name="P4" text:outline-level="2">Defining an HTML Table</text:h>
      <text:h text:style-name="P4" text:outline-level="2">HTML Table - Adding Cell Padding</text:h>
      <text:p text:style-name="Text_20_body">Cell padding specifies the space between the cell content and its borders.</text:p>
      <text:h text:style-name="P4" text:outline-level="2">Adding Border Spacing</text:h>
      <text:p text:style-name="Text_20_body">Border spacing specifies the space between the cells.</text:p>
      <text:h text:style-name="P4" text:outline-level="2">Cells that Span Many Columns</text:h>
      <text:p text:style-name="Text_20_body">To make a cell span more than one column, use the <text:span text:style-name="Strong_20_Emphasis">colspan</text:span> attribute:</text:p>
      <text:p text:style-name="P14"><text:span text:style-name="T5">&lt;</text:span><text:span text:style-name="T4">th</text:span><text:span text:style-name="T7"> colspan</text:span><text:span text:style-name="T5">="2"&gt;</text:span>Telephone<text:span text:style-name="T5">&lt;</text:span><text:span text:style-name="T4">/th</text:span><text:span text:style-name="T5">&gt;</text:span></text:p>
      <text:h text:style-name="P1" text:outline-level="3"><text:span text:style-name="T6">D</text:span><text:span text:style-name="T5">efine a special style for </text:span><text:span text:style-name="T6">one</text:span><text:span text:style-name="T5"> table:</text:span></text:h>
      <text:p text:style-name="P9">table#t01 <text:span text:style-name="T8">{</text:span><text:span text:style-name="T7"><text:line-break/>width</text:span><text:span text:style-name="T8">:</text:span><text:span text:style-name="T5"> 100%</text:span><text:span text:style-name="T8">;</text:span><text:span text:style-name="T7"> <text:line-break/>background-color</text:span><text:span text:style-name="T8">:</text:span><text:span text:style-name="T5"> #f1f1c1</text:span><text:span text:style-name="T8">;</text:span><text:span text:style-name="T7"><text:line-break/></text:span><text:span text:style-name="T8">}</text:span> </text:p>
      <text:p text:style-name="P17"/>
      <text:p text:style-name="P16">https://www.w3schools.com/html/tryit.asp?filename=tryhtml_table_id2</text:p>
      <text:h text:style-name="P10" text:outline-level="1"><text:soft-page-break/>HTML Lists</text:h>
      <text:p text:style-name="P16">The CSS <text:span text:style-name="Strong_20_Emphasis">list-style-type</text:span> property is used to define the style of the list item marker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Value</text:p>
          </table:table-cell>
          <table:table-cell table:style-name="Table2.A1" office:value-type="string">
            <text:p text:style-name="Table_20_Heading">Description</text:p>
          </table:table-cell>
        </table:table-row>
        <table:table-row>
          <table:table-cell table:style-name="Table2.A1" office:value-type="string">
            <text:p text:style-name="Table_20_Contents">disc</text:p>
          </table:table-cell>
          <table:table-cell table:style-name="Table2.A1" office:value-type="string">
            <text:p text:style-name="Table_20_Contents">Sets the list item marker to a bullet (default)</text:p>
          </table:table-cell>
        </table:table-row>
        <table:table-row>
          <table:table-cell table:style-name="Table2.A1" office:value-type="string">
            <text:p text:style-name="Table_20_Contents">circle</text:p>
          </table:table-cell>
          <table:table-cell table:style-name="Table2.A1" office:value-type="string">
            <text:p text:style-name="Table_20_Contents">Sets the list item marker to a circle</text:p>
          </table:table-cell>
        </table:table-row>
        <table:table-row>
          <table:table-cell table:style-name="Table2.A1" office:value-type="string">
            <text:p text:style-name="Table_20_Contents">square</text:p>
          </table:table-cell>
          <table:table-cell table:style-name="Table2.A1" office:value-type="string">
            <text:p text:style-name="Table_20_Contents">Sets the list item marker to a square</text:p>
          </table:table-cell>
        </table:table-row>
        <table:table-row>
          <table:table-cell table:style-name="Table2.A1" office:value-type="string">
            <text:p text:style-name="Table_20_Contents">none</text:p>
          </table:table-cell>
          <table:table-cell table:style-name="Table2.A1" office:value-type="string">
            <text:p text:style-name="Table_20_Contents">The list items will not be marked</text:p>
          </table:table-cell>
        </table:table-row>
      </table:table>
      <text:p text:style-name="P16"/>
      <text:p text:style-name="P16">The <text:span text:style-name="Strong_20_Emphasis">type</text:span> attribute of the &lt;ol&gt; tag, defines the type of the list item mark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Type</text:p>
          </table:table-cell>
          <table:table-cell table:style-name="Table3.A1" office:value-type="string">
            <text:p text:style-name="Table_20_Heading">Description</text:p>
          </table:table-cell>
        </table:table-row>
        <table:table-row>
          <table:table-cell table:style-name="Table3.A1" office:value-type="string">
            <text:p text:style-name="Table_20_Contents">type="1"</text:p>
          </table:table-cell>
          <table:table-cell table:style-name="Table3.A1" office:value-type="string">
            <text:p text:style-name="Table_20_Contents">The list items will be numbered with numbers (default)</text:p>
          </table:table-cell>
        </table:table-row>
        <table:table-row>
          <table:table-cell table:style-name="Table3.A1" office:value-type="string">
            <text:p text:style-name="Table_20_Contents">type="A"</text:p>
          </table:table-cell>
          <table:table-cell table:style-name="Table3.A1" office:value-type="string">
            <text:p text:style-name="Table_20_Contents">The list items will be numbered with uppercase letters</text:p>
          </table:table-cell>
        </table:table-row>
        <table:table-row>
          <table:table-cell table:style-name="Table3.A1" office:value-type="string">
            <text:p text:style-name="Table_20_Contents">type="a"</text:p>
          </table:table-cell>
          <table:table-cell table:style-name="Table3.A1" office:value-type="string">
            <text:p text:style-name="Table_20_Contents">The list items will be numbered with lowercase letters</text:p>
          </table:table-cell>
        </table:table-row>
        <table:table-row>
          <table:table-cell table:style-name="Table3.A1" office:value-type="string">
            <text:p text:style-name="Table_20_Contents">type="I"</text:p>
          </table:table-cell>
          <table:table-cell table:style-name="Table3.A1" office:value-type="string">
            <text:p text:style-name="Table_20_Contents">The list items will be numbered with uppercase roman numbers</text:p>
          </table:table-cell>
        </table:table-row>
        <table:table-row>
          <table:table-cell table:style-name="Table3.A1" office:value-type="string">
            <text:p text:style-name="Table_20_Contents">type="i"</text:p>
          </table:table-cell>
          <table:table-cell table:style-name="Table3.A1" office:value-type="string">
            <text:p text:style-name="Table_20_Contents">The list items will be numbered with lowercase roman numbers</text:p>
          </table:table-cell>
        </table:table-row>
      </table:table>
      <text:p text:style-name="P16"/>
      <text:h text:style-name="P6" text:outline-level="2">HTML Description Lists</text:h>
      <text:p text:style-name="Text_20_body">HTML also supports description lists.</text:p>
      <text:p text:style-name="Text_20_body">A description list is a list of terms, with a description of each term.</text:p>
      <text:p text:style-name="Text_20_body">The <text:span text:style-name="Strong_20_Emphasis">&lt;dl&gt;</text:span> tag defines the description list, the <text:span text:style-name="Strong_20_Emphasis">&lt;dt&gt;</text:span> tag defines the term (name), and the <text:span text:style-name="Strong_20_Emphasis">&lt;dd&gt;</text:span> tag describes each term: </text:p>
      <text:h text:style-name="Heading_20_3" text:outline-level="3">Example</text:h>
      <text:p text:style-name="P8"><text:span text:style-name="T5">&lt;</text:span><text:span text:style-name="T4">dl</text:span><text:span text:style-name="T5">&gt;</text:span><text:line-break/>  <text:span text:style-name="T5">&lt;</text:span><text:span text:style-name="T4">dt</text:span><text:span text:style-name="T5">&gt;</text:span>Coffee<text:span text:style-name="T5">&lt;</text:span><text:span text:style-name="T4">/dt</text:span><text:span text:style-name="T5">&gt;</text:span><text:line-break/>  <text:span text:style-name="T5">&lt;</text:span><text:span text:style-name="T4">dd</text:span><text:span text:style-name="T5">&gt;</text:span>- black hot drink<text:span text:style-name="T5">&lt;</text:span><text:span text:style-name="T4">/dd</text:span><text:span text:style-name="T5">&gt;</text:span><text:line-break/>  <text:span text:style-name="T5">&lt;</text:span><text:span text:style-name="T4">dt</text:span><text:span text:style-name="T5">&gt;</text:span>Milk<text:span text:style-name="T5">&lt;</text:span><text:span text:style-name="T4">/dt</text:span><text:span text:style-name="T5">&gt;</text:span><text:line-break/>  <text:span text:style-name="T5">&lt;</text:span><text:span text:style-name="T4">dd</text:span><text:span text:style-name="T5">&gt;</text:span>- white cold drink<text:span text:style-name="T5">&lt;</text:span><text:span text:style-name="T4">/dd</text:span><text:span text:style-name="T5">&gt;</text:span><text:line-break/><text:span text:style-name="T5">&lt;</text:span><text:span text:style-name="T4">/dl</text:span><text:span text:style-name="T5">&gt;</text:span> </text:p>
      <text:h text:style-name="P6" text:outline-level="2"/>
      <text:h text:style-name="P6" text:outline-level="2">CSS Margin</text:h>
      <text:p text:style-name="Text_20_body">The CSS <text:span text:style-name="Strong_20_Emphasis">margin</text:span> property defines a margin (space) outside the border:</text:p>
      <text:h text:style-name="Heading_20_3" text:outline-level="3">Example</text:h>
      <text:p text:style-name="P9">p <text:span text:style-name="T8">{</text:span><text:span text:style-name="T7"><text:line-break/>border</text:span><text:span text:style-name="T8">:</text:span><text:span text:style-name="T5"> 1px solid powderblue</text:span><text:span text:style-name="T8">;</text:span><text:span text:style-name="T7"><text:line-break/></text:span><text:soft-page-break/><text:span text:style-name="T7">margin</text:span><text:span text:style-name="T8">:</text:span><text:span text:style-name="T5"> 50px</text:span><text:span text:style-name="T8">;</text:span><text:span text:style-name="T7"><text:line-break/></text:span><text:span text:style-name="T8">}</text:span> </text:p>
      <text:h text:style-name="P7" text:outline-level="2">CSS Padding</text:h>
      <text:p text:style-name="Text_20_body">The CSS <text:span text:style-name="Strong_20_Emphasis">padding</text:span> property defines a padding (space) between the text and the border:</text:p>
      <text:h text:style-name="Heading_20_3" text:outline-level="3">Example</text:h>
      <text:p text:style-name="P9">p <text:span text:style-name="T8">{</text:span><text:span text:style-name="T7"><text:line-break/>border</text:span><text:span text:style-name="T8">:</text:span><text:span text:style-name="T5"> 1px solid powderblue</text:span><text:span text:style-name="T8">;</text:span><text:span text:style-name="T7"><text:line-break/>padding</text:span><text:span text:style-name="T8">:</text:span><text:span text:style-name="T5"> 30px</text:span><text:span text:style-name="T8">;</text:span><text:span text:style-name="T7"><text:line-break/></text:span><text:span text:style-name="T8">}</text:span> </text:p>
      <text:p text:style-name="P9"/>
      <text:p text:style-name="P18"><text:a xlink:type="simple" xlink:href="https://www.w3schools.com/html/html_lists.asp" text:style-name="Internet_20_link" text:visited-style-name="Visited_20_Internet_20_Link">https://www.w3schools.com/html/html_lists.asp</text:a></text:p>
      <text:p text:style-name="P18"/>
      <text:p text:style-name="P19"><text:tab/>&lt;textarea class="TextAreas" data-rows="1" aria-label="What did you learn today?" required name="FirstQuestion"&gt;</text:p>
      <text:p text:style-name="P19"><text:tab/><text:tab/>&lt;hr class="line"&gt;&lt;/hr&gt;</text:p>
      <text:p text:style-name="P19"/>
      <text:p text:style-name="P19"/>
      <text:p text:style-name="P33">hiding lal data post</text:p>
      <text:p text:style-name="P33">size el data kbeereh post cuz el URL elo limit</text:p>
      <text:p text:style-name="P33">size el search mesh kbeer</text:p>
      <text:p text:style-name="P33">3ashan ab3at el search query to someone if post I cannot send it cuz fe data ma bte6la3 el URL</text:p>
      <text:p text:style-name="P33">el post jowwa el request body mo7tawayato</text:p>
      <text:p text:style-name="P33"/>
      <text:p text:style-name="P32">html tags</text:p>
      <text:p text:style-name="P32">css componants</text:p>
      <text:p text:style-name="P32"/>
      <text:p text:style-name="P29"><text:tab/>&lt;header&gt; - Defines a header for a document or a section </text:p>
      <text:list xml:id="list1961492284543914481" text:style-name="L5">
        <text:list-item>
          <text:p text:style-name="P28">&lt;nav&gt; - Defines a container for navigation links </text:p>
        </text:list-item>
        <text:list-item>
          <text:p text:style-name="P28">&lt;section&gt; - Defines a section in a document </text:p>
        </text:list-item>
        <text:list-item>
          <text:p text:style-name="P28">&lt;article&gt; - Defines an independent self-contained article </text:p>
        </text:list-item>
        <text:list-item>
          <text:p text:style-name="P28">&lt;aside&gt; - Defines content aside from the content (like a sidebar) </text:p>
        </text:list-item>
        <text:list-item>
          <text:p text:style-name="P28">&lt;footer&gt; - Defines a footer for a document or a section </text:p>
        </text:list-item>
        <text:list-item>
          <text:p text:style-name="P28">&lt;details&gt; - Defines additional details </text:p>
        </text:list-item>
        <text:list-item>
          <text:p text:style-name="P23">&lt;summary&gt; - Defines a heading for the &lt;details&gt; element </text:p>
        </text:list-item>
      </text:list>
      <text:p text:style-name="P24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3:33:15.704713711</meta:creation-date>
    <dc:date>2017-09-18T10:04:39.961146633</dc:date>
    <meta:editing-duration>P1DT11H21M30S</meta:editing-duration>
    <meta:editing-cycles>6</meta:editing-cycles>
    <meta:generator>LibreOffice/5.1.6.2$Linux_X86_64 LibreOffice_project/10m0$Build-2</meta:generator>
    <meta:document-statistic meta:table-count="3" meta:image-count="0" meta:object-count="0" meta:page-count="7" meta:paragraph-count="170" meta:word-count="1244" meta:character-count="7774" meta:non-whitespace-character-count="6639"/>
  </office:meta>
</office:document-meta>
</file>